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UFFERING FROM UNANSWERED PRAYER (88:1-2, 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UFFERING FROM UNANSWERED PRAYER (88:1-2, 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cries out to God day and night (88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pleads day by day (88:1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UFFERING FROM UNANSWERED PRAYER (88:1-2, 1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UFFERING FROM UNENDING PAIN (88:3-5, 9, 1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SUFFERING FROM UNENDING PAIN (88:3-5, 9, 15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details (88:3-5, 9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details (88:3-5, 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life is full of trouble (88: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at the point of death (88:3-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eyes are blinded by tears (88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SUFFERING FROM UNENDING PAIN (88:3-5, 9, 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tails (88:3-5, 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uration (88:1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88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SUFFERING FROM UNANSWERED PRAYER (88:1-2, 13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SUFFERING FROM UNENDING PAIN (88:3-5, 9, 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SUFFERING FROM UNDESERVED PERSECUTION (88:6-8, 10-12, 14, 16-18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SUFFERING FROM UNDESERVED PERSECUTION (88:6-8, 10-12, 14, 16-18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ersecution from his Creator (88:6-7, 10-12, 14, 16-17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ersecution from his Creator (88:6-7, 10-12, 14, 16-17):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e is in the darkest depths (88:6-7, 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feels utterly rejected (88: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is close to drowning (88:17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asks God how he can glorify the Lord in death (88:10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SUFFERING FROM UNDESERVED PERSECUTION (88:6-8, 10-12, 14, 16-18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Persecution from his Creator (88:6-7, 10-12, 14, 16-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Persecution from his companions (88:8, 18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Persecution from his companions (88:8, 18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His friends loathe him (88:8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is companions and loved ones are taken away (88:18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SUFFERING FROM UNDESERVED PERSECUTION (88:6-8, 10-12, 14, 16-18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Persecution from his Creator (88:6-7, 10-12, 14, 16-17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Persecution from his companions (88:8, 18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PSALM 88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UFFERING FROM UNANSWERED PRAYER (88:1-2, 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UFFERING FROM UNENDING PAIN (88:3-5, 9, 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UFFERING FROM UNDESERVED PERSECUTION (88:6-8, 10-12, 14, 16-1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8 </dc:title>
    <meta:initial-creator>David STRICKLAND</meta:initial-creator>
    <dc:creator>David STRICKLAND</dc:creator>
    <meta:creation-date>2020-02-22T17:39:00Z</meta:creation-date>
    <dc:date>2020-02-22T17:39:01Z</dc:date>
    <meta:template xlink:href="BibleStudy" xlink:type="simple"/>
    <meta:editing-cycles>1</meta:editing-cycles>
    <meta:editing-duration>PT0S</meta:editing-duration>
    <meta:document-statistic meta:paragraph-count="41" meta:word-count="405"/>
  </office:meta>
</office:document-meta>
</file>